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50000026A470794E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660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02cm" fo:min-width="3.91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8cm" fo:min-width="3.842cm"/>
    </style:style>
    <style:style style:name="gr4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-color="#ff6600" draw:opacity="75%" draw:textarea-horizontal-align="justify" draw:textarea-vertical-align="middle" draw:auto-grow-height="false" draw:shadow-opacity="75%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1.0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1.38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1.3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1.76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1.012cm"/>
    </style:style>
    <style:style style:name="gr13" style:family="graphic" style:parent-style-name="standard">
      <style:graphic-properties svg:stroke-width="0.051cm" draw:marker-start="Circle" draw:marker-start-width="0.376cm" draw:marker-end="Arrow" draw:marker-end-width="0.376cm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1.76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3.742cm"/>
    </style:style>
    <style:style style:name="gr16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3.36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89cm" svg:height="3.609cm" svg:x="1cm" svg:y="4.566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4.65cm" svg:height="1.052cm" svg:x="3.248cm" svg:y="5.915cm">
          <draw:text-box>
            <text:p>Stratosphere</text:p>
          </draw:text-box>
        </draw:frame>
        <draw:custom-shape draw:style-name="gr1" draw:text-style-name="P1" xml:id="id1" draw:id="id1" draw:layer="layout" svg:width="19.589cm" svg:height="8.469cm" svg:x="1.001cm" svg:y="11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layer="layout" svg:width="4.579cm" svg:height="1.05cm" svg:x="3.249cm" svg:y="12.365cm">
          <draw:text-box>
            <text:p>Troposphere</text:p>
          </draw:text-box>
        </draw:frame>
        <draw:line draw:style-name="gr4" draw:text-style-name="P1" draw:layer="layout" svg:x1="3.261cm" svg:y1="2.584cm" svg:x2="3.261cm" svg:y2="4.527cm">
          <text:p/>
        </draw:line>
        <draw:line draw:style-name="gr4" draw:text-style-name="P1" draw:layer="layout" svg:x1="4.691cm" svg:y1="4.527cm" svg:x2="4.691cm" svg:y2="2.584cm">
          <text:p/>
        </draw:line>
        <draw:line draw:style-name="gr4" draw:text-style-name="P1" draw:layer="layout" svg:x1="3.261cm" svg:y1="9.142cm" svg:x2="3.261cm" svg:y2="11.085cm">
          <text:p/>
        </draw:line>
        <draw:line draw:style-name="gr4" draw:text-style-name="P1" draw:layer="layout" svg:x1="4.691cm" svg:y1="11.085cm" svg:x2="4.691cm" svg:y2="9.142cm">
          <text:p/>
        </draw:line>
        <draw:line draw:style-name="gr4" draw:text-style-name="P1" draw:layer="layout" svg:x1="3.261cm" svg:y1="17.449cm" svg:x2="3.261cm" svg:y2="19.392cm">
          <text:p/>
        </draw:line>
        <draw:line draw:style-name="gr4" draw:text-style-name="P1" draw:layer="layout" svg:x1="4.691cm" svg:y1="19.392cm" svg:x2="4.691cm" svg:y2="17.449cm">
          <text:p/>
        </draw:line>
        <draw:custom-shape draw:style-name="gr5" draw:text-style-name="P1" draw:layer="layout" svg:width="19.589cm" svg:height="0.674cm" svg:x="1.001cm" svg:y="19.43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1.595cm" svg:height="1.052cm" svg:x="4.76cm" svg:y="17.824cm">
          <draw:text-box>
            <text:p>2%</text:p>
          </draw:text-box>
        </draw:frame>
        <draw:frame draw:style-name="gr7" draw:layer="layout" svg:width="1.99cm" svg:height="1.052cm" svg:x="1.045cm" svg:y="17.824cm">
          <draw:text-box>
            <text:p>10%</text:p>
          </draw:text-box>
        </draw:frame>
        <draw:frame draw:style-name="gr8" draw:layer="layout" svg:width="1.991cm" svg:height="1.052cm" svg:x="4.76cm" svg:y="9.516cm">
          <draw:text-box>
            <text:p>10%</text:p>
          </draw:text-box>
        </draw:frame>
        <draw:frame draw:style-name="gr7" draw:layer="layout" svg:width="1.99cm" svg:height="1.052cm" svg:x="1.045cm" svg:y="9.516cm">
          <draw:text-box>
            <text:p>40%</text:p>
          </draw:text-box>
        </draw:frame>
        <draw:frame draw:style-name="gr8" draw:layer="layout" svg:width="1.991cm" svg:height="1.052cm" svg:x="4.76cm" svg:y="3.068cm">
          <draw:text-box>
            <text:p>30%</text:p>
          </draw:text-box>
        </draw:frame>
        <draw:frame draw:style-name="gr9" draw:layer="layout" svg:width="2.386cm" svg:height="1.052cm" svg:x="1.045cm" svg:y="3.068cm">
          <draw:text-box>
            <text:p>100%</text:p>
          </draw:text-box>
        </draw:frame>
        <draw:connector draw:style-name="gr10" draw:text-style-name="P1" draw:layer="layout" draw:type="curve" svg:x1="20.59cm" svg:y1="15.249cm" svg:x2="20.59cm" svg:y2="15.249cm" draw:start-shape="id1" draw:end-shape="id1" svg:d="m20590 15249v0" svg:viewBox="0 0 1 1">
          <text:p/>
        </draw:connector>
        <draw:frame draw:style-name="gr11" draw:text-style-name="P1" draw:layer="layout" svg:width="1.716cm" svg:height="1.778cm" svg:x="7.252cm" svg:y="17.938cm">
          <draw:image xlink:href="Pictures/10000201000002450000026A470794E2.png" xlink:type="simple" xlink:show="embed" xlink:actuate="onLoad">
            <text:p/>
          </draw:image>
        </draw:frame>
        <draw:frame draw:style-name="gr12" draw:layer="layout" svg:width="1.594cm" svg:height="1.051cm" svg:x="8.025cm" svg:y="17.496cm">
          <draw:text-box>
            <text:p>1%</text:p>
          </draw:text-box>
        </draw:frame>
        <draw:line draw:style-name="gr13" draw:text-style-name="P1" draw:layer="layout" svg:x1="11.684cm" svg:y1="17.006cm" svg:x2="11.684cm" svg:y2="19.505cm">
          <text:p/>
        </draw:line>
        <draw:frame draw:style-name="gr14" draw:layer="layout" svg:width="2.387cm" svg:height="1.051cm" svg:x="11.965cm" svg:y="17.496cm">
          <draw:text-box>
            <text:p>113%</text:p>
          </draw:text-box>
        </draw:frame>
        <draw:line draw:style-name="gr13" draw:text-style-name="P1" draw:layer="layout" svg:x1="16.976cm" svg:y1="19.63cm" svg:x2="16.966cm" svg:y2="16.729cm">
          <text:p/>
        </draw:line>
        <draw:frame draw:style-name="gr15" draw:layer="layout" svg:width="4.473cm" svg:height="1.051cm" svg:x="14.894cm" svg:y="15.638cm">
          <draw:text-box>
            <text:p>120% = 94K</text:p>
          </draw:text-box>
        </draw:frame>
        <draw:line draw:style-name="gr13" draw:text-style-name="P1" xml:id="id4" draw:id="id4" draw:layer="layout" svg:x1="16.977cm" svg:y1="11.76cm" svg:x2="16.975cm" svg:y2="3cm">
          <text:p/>
        </draw:line>
        <draw:line draw:style-name="gr13" draw:text-style-name="P1" draw:layer="layout" svg:x1="11.684cm" svg:y1="6.95cm" svg:x2="11.684cm" svg:y2="9.449cm">
          <text:p/>
        </draw:line>
        <draw:line draw:style-name="gr13" draw:text-style-name="P1" xml:id="id2" draw:id="id2" draw:layer="layout" svg:x1="11.685cm" svg:y1="5.858cm" svg:x2="11.675cm" svg:y2="2.957cm">
          <text:p/>
        </draw:line>
        <draw:frame draw:style-name="gr8" draw:layer="layout" svg:width="1.99cm" svg:height="1.052cm" svg:x="11.967cm" svg:y="8.205cm">
          <draw:text-box>
            <text:p>15%</text:p>
          </draw:text-box>
        </draw:frame>
        <draw:frame draw:style-name="gr8" draw:layer="layout" svg:width="1.99cm" svg:height="1.052cm" svg:x="11.967cm" svg:y="3.068cm">
          <draw:text-box>
            <text:p>25%</text:p>
          </draw:text-box>
        </draw:frame>
        <draw:connector draw:style-name="gr16" draw:text-style-name="P1" draw:layer="layout" draw:type="curve" svg:x1="11.68cm" svg:y1="2.957cm" svg:x2="14.313cm" svg:y2="1.852cm" draw:start-shape="id2" draw:start-glue-point="0" draw:end-shape="id3" draw:end-glue-point="2" svg:d="m11680 2957c0-829 2633-277 2633-1105" svg:viewBox="0 0 2634 1106">
          <text:p/>
        </draw:connector>
        <draw:connector draw:style-name="gr16" draw:text-style-name="P1" draw:layer="layout" draw:type="curve" svg:x1="16.976cm" svg:y1="3cm" svg:x2="14.313cm" svg:y2="1.852cm" draw:start-shape="id4" draw:start-glue-point="0" draw:end-shape="id3" draw:end-glue-point="2" svg:d="m16976 3000c0-861-2663-287-2663-1148" svg:viewBox="0 0 2664 1149">
          <text:p/>
        </draw:connector>
        <draw:frame draw:style-name="gr17" xml:id="id3" draw:id="id3" draw:layer="layout" svg:width="4.077cm" svg:height="1.052cm" svg:x="12.275cm" svg:y="0.8cm">
          <draw:text-box>
            <text:p>70% = 82K</text:p>
          </draw:text-box>
        </draw:frame>
        <draw:frame draw:style-name="gr7" draw:layer="layout" svg:width="1.99cm" svg:height="1.052cm" svg:x="17.709cm" svg:y="3.068cm">
          <draw:text-box>
            <text:p>45%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0.8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ann </meta:initial-creator>
    <meta:creation-date>2014-04-07T14:34:20.354516738</meta:creation-date>
    <dc:date>2014-04-07T16:37:19.732173070</dc:date>
    <dc:creator>Yann </dc:creator>
    <meta:editing-duration>PT1H47M28S</meta:editing-duration>
    <meta:editing-cycles>6</meta:editing-cycles>
    <meta:generator>LibreOffice/4.1.3.2$Linux_X86_64 LibreOffice_project/410m0$Build-2</meta:generator>
    <meta:document-statistic meta:object-count="33"/>
  </office:meta>
</office:document-meta>
</file>